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fba3" officeooo:paragraph-rsid="001afba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afba3" officeooo:paragraph-rsid="001afba3" fo:background-color="#fff200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0pt" fo:font-weight="bold" officeooo:rsid="001afba3" officeooo:paragraph-rsid="001afba3" fo:background-color="#89c765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officeooo:rsid="001afba3" officeooo:paragraph-rsid="001afba3" fo:background-color="#89c765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fo:font-size="25pt" fo:font-weight="bold" officeooo:rsid="001afba3" officeooo:paragraph-rsid="001afba3" fo:background-color="#b2b2b2" style:font-size-asian="25pt" style:font-weight-asian="bold" style:font-size-complex="2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"/>Let’s imagine this is a: <text:s text:c="3"/></text:p>
      <text:p text:style-name="P1"/>
      <text:p text:style-name="P1"/>
      <text:p text:style-name="P1"/>
      <text:p text:style-name="P1"/>
      <text:p text:style-name="P2"><text:s/>Hotel Ticket to Hawaii </text:p>
      <text:p text:style-name="P1"/>
      <text:p text:style-name="P1"/>
      <text:p text:style-name="P1"/>
      <text:p text:style-name="P1"/>
      <text:p text:style-name="P1"/>
      <text:p text:style-name="P4"><text:s text:c="2"/>Have a good trip!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8:14:19.409231145</meta:creation-date>
    <dc:date>2019-03-07T18:28:58.856668928</dc:date>
    <meta:editing-duration>PT4M29S</meta:editing-duration>
    <meta:editing-cycles>1</meta:editing-cycles>
    <meta:document-statistic meta:table-count="0" meta:image-count="0" meta:object-count="0" meta:page-count="1" meta:paragraph-count="3" meta:word-count="13" meta:character-count="77" meta:non-whitespace-character-count="53"/>
    <meta:generator>LibreOffice/6.0.7.3$Linux_X86_64 LibreOffice_project/00m0$Build-3</meta:generator>
  </office:meta>
</office:document-meta>
</file>